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5.1.0 --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T1_1" style:family="text">
      <style:text-properties style:text-line-through-style="none" fo:font-style="normal" style:font-style-asian="normal" fo:font-weight="normal" style:font-weight-asian="normal"/>
    </style:style>
    <style:style style:name="P2" style:family="paragraph" style:parent-style-name="Normal"/>
    <style:style style:name="T2_1" style:family="text">
      <style:text-properties style:text-line-through-style="none" fo:font-style="normal" style:font-style-asian="normal" fo:font-weight="normal" style:font-weight-asian="normal"/>
    </style:style>
    <style:style style:name="P3" style:family="paragraph" style:parent-style-name="Normal"/>
    <style:style style:name="T3_1" style:family="text">
      <style:text-properties style:text-line-through-style="none" fo:font-style="normal" style:font-style-asian="normal" fo:font-weight="normal" style:font-weight-asian="normal"/>
    </style:style>
    <style:style style:name="P4" style:family="paragraph" style:parent-style-name="Normal"/>
    <style:style style:name="T4_1" style:family="text">
      <style:text-properties style:text-line-through-style="none" fo:font-style="normal" style:font-style-asian="normal" fo:font-weight="normal" style:font-weight-asian="normal"/>
    </style:style>
    <style:style style:name="P5" style:family="paragraph" style:parent-style-name="FencedCode.pascal"/>
    <style:style style:name="T5_1" style:family="text">
      <style:text-properties style:text-line-through-style="none" fo:font-style="normal" style:font-style-asian="normal" fo:font-weight="normal" style:font-weight-asian="normal"/>
    </style:style>
    <style:style style:name="P6" style:family="paragraph" style:parent-style-name="SetextHeading1"/>
    <style:style style:name="T6_1" style:family="text">
      <style:text-properties style:text-line-through-style="none" fo:font-style="normal" style:font-style-asian="normal" fo:font-weight="normal" style:font-weight-asian="normal"/>
    </style:style>
    <style:style style:name="T6_2" style:family="text">
      <style:text-properties style:text-line-through-style="none" fo:font-style="italic" style:font-style-asian="italic" fo:font-weight="normal" style:font-weight-asian="normal"/>
    </style:style>
    <style:style style:name="T6_3" style:family="text">
      <style:text-properties style:text-line-through-style="none" fo:font-style="normal" style:font-style-asian="normal" fo:font-weight="normal" style:font-weight-asian="normal"/>
    </style:style>
    <style:style style:name="P7" style:family="paragraph" style:parent-style-name="Normal"/>
    <style:style style:name="T7_1" style:family="text">
      <style:text-properties style:text-line-through-style="none" fo:font-style="normal" style:font-style-asian="normal" fo:font-weight="normal" style:font-weight-asian="normal"/>
    </style:style>
    <style:style style:name="P8" style:family="paragraph" style:parent-style-name="Normal"/>
    <style:style style:name="T8_1" style:family="text">
      <style:text-properties style:text-line-through-style="none" fo:font-style="normal" style:font-style-asian="normal" fo:font-weight="normal" style:font-weight-asian="normal"/>
    </style:style>
    <style:style style:name="P9" style:family="paragraph" style:parent-style-name="Normal"/>
    <style:style style:name="T9_1" style:family="text">
      <style:text-properties style:text-line-through-style="none" fo:font-style="normal" style:font-style-asian="normal" fo:font-weight="normal" style:font-weight-asian="normal"/>
    </style:style>
    <style:style style:name="P10" style:family="paragraph" style:parent-style-name="Normal"/>
    <style:style style:name="T10_1" style:family="text">
      <style:text-properties style:text-line-through-style="none" fo:font-style="normal" style:font-style-asian="normal" fo:font-weight="normal" style:font-weight-asian="normal"/>
    </style:style>
    <style:style style:name="P11" style:family="paragraph" style:parent-style-name="FencedCode.pascal"/>
    <style:style style:name="T11_1" style:family="text">
      <style:text-properties style:text-line-through-style="none" fo:font-style="normal" style:font-style-asian="normal" fo:font-weight="normal" style:font-weight-asian="normal"/>
    </style:style>
    <style:style style:name="P12" style:family="paragraph" style:parent-style-name="Normal"/>
    <style:style style:name="T12_1" style:family="text">
      <style:text-properties style:text-line-through-style="none" fo:font-style="normal" style:font-style-asian="normal" fo:font-weight="normal" style:font-weight-asian="normal"/>
    </style:style>
    <style:style style:name="P13" style:family="paragraph" style:parent-style-name="Normal"/>
    <style:style style:name="T13_1" style:family="text">
      <style:text-properties style:text-line-through-style="none" fo:font-style="normal" style:font-style-asian="normal" fo:font-weight="normal" style:font-weight-asian="normal"/>
    </style:style>
    <style:style style:name="P14" style:family="paragraph" style:parent-style-name="FencedCode.pascal"/>
    <style:style style:name="T14_1" style:family="text">
      <style:text-properties style:text-line-through-style="none" fo:font-style="normal" style:font-style-asian="normal" fo:font-weight="normal" style:font-weight-asian="normal"/>
    </style:style>
    <style:style style:name="P15" style:family="paragraph" style:parent-style-name="Normal"/>
    <style:style style:name="T15_1" style:family="text">
      <style:text-properties style:text-line-through-style="none" fo:font-style="normal" style:font-style-asian="normal" fo:font-weight="normal" style:font-weight-asian="normal"/>
    </style:style>
    <style:style style:name="P16" style:family="paragraph" style:parent-style-name="Normal"/>
    <style:style style:name="T16_1" style:family="text">
      <style:text-properties style:text-line-through-style="none" fo:font-style="normal" style:font-style-asian="normal" fo:font-weight="normal" style:font-weight-asian="normal"/>
    </style:style>
    <style:style style:name="P17" style:family="paragraph" style:parent-style-name="Normal"/>
    <style:style style:name="T17_1" style:family="text">
      <style:text-properties style:text-line-through-style="none" fo:font-style="normal" style:font-style-asian="normal" fo:font-weight="normal" style:font-weight-asian="normal"/>
    </style:style>
    <style:style style:name="P18" style:family="paragraph" style:parent-style-name="Normal"/>
    <style:style style:name="T18_1" style:family="text">
      <style:text-properties style:text-line-through-style="none" fo:font-style="normal" style:font-style-asian="normal" fo:font-weight="normal" style:font-weight-asian="normal"/>
    </style:style>
    <style:style style:name="P19" style:family="paragraph" style:parent-style-name="FencedCode.pascal"/>
    <style:style style:name="T19_1" style:family="text">
      <style:text-properties style:text-line-through-style="none" fo:font-style="normal" style:font-style-asian="normal" fo:font-weight="normal" style:font-weight-asian="normal"/>
    </style:style>
    <style:style style:name="P20" style:family="paragraph" style:parent-style-name="Normal"/>
    <style:style style:name="T20_1" style:family="text">
      <style:text-properties style:text-line-through-style="none" fo:font-style="normal" style:font-style-asian="normal" fo:font-weight="normal" style:font-weight-asian="normal"/>
    </style:style>
    <style:style style:name="P21" style:family="paragraph" style:parent-style-name="Normal"/>
    <style:style style:name="T21_1" style:family="text">
      <style:text-properties style:text-line-through-style="none" fo:font-style="normal" style:font-style-asian="normal" fo:font-weight="normal" style:font-weight-asian="normal"/>
    </style:style>
    <style:style style:name="P22" style:family="paragraph" style:parent-style-name="FencedCode.pascal"/>
    <style:style style:name="T22_1" style:family="text">
      <style:text-properties style:text-line-through-style="none" fo:font-style="normal" style:font-style-asian="normal" fo:font-weight="normal" style:font-weight-asian="normal"/>
    </style:style>
    <style:style style:name="P23" style:family="paragraph" style:parent-style-name="Normal"/>
    <style:style style:name="T23_1" style:family="text">
      <style:text-properties style:text-line-through-style="none" fo:font-style="normal" style:font-style-asian="normal" fo:font-weight="normal" style:font-weight-asian="normal"/>
    </style:style>
    <style:style style:name="P24" style:family="paragraph" style:parent-style-name="Normal"/>
    <style:style style:name="T24_1" style:family="text">
      <style:text-properties style:text-line-through-style="none" fo:font-style="normal" style:font-style-asian="normal" fo:font-weight="normal" style:font-weight-asian="normal"/>
    </style:style>
    <style:style style:name="P25" style:family="paragraph" style:parent-style-name="FencedCode.pascal"/>
    <style:style style:name="T25_1" style:family="text">
      <style:text-properties style:text-line-through-style="none" fo:font-style="normal" style:font-style-asian="normal" fo:font-weight="normal" style:font-weight-asian="normal"/>
    </style:style>
    <style:style style:name="P26" style:family="paragraph" style:parent-style-name="Normal"/>
    <style:style style:name="T26_1" style:family="text">
      <style:text-properties style:text-line-through-style="none" fo:font-style="normal" style:font-style-asian="normal" fo:font-weight="normal" style:font-weight-asian="normal"/>
    </style:style>
    <style:style style:name="P27" style:family="paragraph" style:parent-style-name="Normal"/>
    <style:style style:name="T27_1" style:family="text">
      <style:text-properties style:text-line-through-style="none" fo:font-style="normal" style:font-style-asian="normal" fo:font-weight="normal" style:font-weight-asian="normal"/>
    </style:style>
    <style:style style:name="P28" style:family="paragraph" style:parent-style-name="FencedCode.pascal"/>
    <style:style style:name="T28_1" style:family="text">
      <style:text-properties style:text-line-through-style="none" fo:font-style="normal" style:font-style-asian="normal" fo:font-weight="normal" style:font-weight-asian="normal"/>
    </style:style>
    <style:style style:name="P29" style:family="paragraph" style:parent-style-name="Normal"/>
    <style:style style:name="T29_1" style:family="text">
      <style:text-properties style:text-line-through-style="none" fo:font-style="normal" style:font-style-asian="normal" fo:font-weight="normal" style:font-weight-asian="normal"/>
    </style:style>
    <style:style style:name="P30" style:family="paragraph" style:parent-style-name="Normal"/>
    <style:style style:name="T30_1" style:family="text">
      <style:text-properties style:text-line-through-style="none" fo:font-style="normal" style:font-style-asian="normal" fo:font-weight="normal" style:font-weight-asian="normal"/>
    </style:style>
    <style:style style:name="P31" style:family="paragraph" style:parent-style-name="Normal"/>
    <style:style style:name="T31_1" style:family="text">
      <style:text-properties style:text-line-through-style="none" fo:font-style="normal" style:font-style-asian="normal" fo:font-weight="bold" style:font-weight-asian="bold"/>
    </style:style>
    <style:style style:name="P32" style:family="paragraph" style:parent-style-name="Normal"/>
    <style:style style:name="T32_1" style:family="text">
      <style:text-properties style:text-line-through-style="none" fo:font-style="normal" style:font-style-asian="normal" fo:font-weight="normal" style:font-weight-asian="normal"/>
    </style:style>
    <style:style style:name="P33" style:family="paragraph" style:parent-style-name="FencedCode.pascal"/>
    <style:style style:name="T33_1" style:family="text">
      <style:text-properties style:text-line-through-style="none" fo:font-style="normal" style:font-style-asian="normal" fo:font-weight="normal" style:font-weight-asian="normal"/>
    </style:style>
    <style:style style:name="P34" style:family="paragraph" style:parent-style-name="Normal"/>
    <style:style style:name="T34_1" style:family="text">
      <style:text-properties style:text-line-through-style="none" fo:font-style="normal" style:font-style-asian="normal" fo:font-weight="bold" style:font-weight-asian="bold"/>
    </style:style>
    <style:style style:name="P35" style:family="paragraph" style:parent-style-name="Normal"/>
    <style:style style:name="T35_1" style:family="text">
      <style:text-properties style:text-line-through-style="none" fo:font-style="normal" style:font-style-asian="normal" fo:font-weight="normal" style:font-weight-asian="normal"/>
    </style:style>
    <style:style style:name="P36" style:family="paragraph" style:parent-style-name="FencedCode.pascal"/>
    <style:style style:name="T36_1" style:family="text">
      <style:text-properties style:text-line-through-style="none" fo:font-style="normal" style:font-style-asian="normal" fo:font-weight="normal" style:font-weight-asian="normal"/>
    </style:style>
    <style:style style:name="P37" style:family="paragraph" style:parent-style-name="Normal"/>
    <style:style style:name="T37_1" style:family="text">
      <style:text-properties style:text-line-through-style="none" fo:font-style="normal" style:font-style-asian="normal" fo:font-weight="normal" style:font-weight-asian="normal"/>
    </style:style>
    <style:style style:name="P38" style:family="paragraph" style:parent-style-name="Heading_20_3"/>
    <style:style style:name="T38_1" style:family="text">
      <style:text-properties style:text-line-through-style="none" fo:font-style="normal" style:font-style-asian="normal" fo:font-weight="normal" style:font-weight-asian="normal"/>
    </style:style>
    <style:style style:name="P39" style:family="paragraph" style:parent-style-name="Normal"/>
    <style:style style:name="T39_1" style:family="text">
      <style:text-properties style:text-line-through-style="none" fo:font-style="normal" style:font-style-asian="normal" fo:font-weight="normal" style:font-weight-asian="normal"/>
    </style:style>
    <style:style style:name="P40" style:family="paragraph" style:parent-style-name="Normal"/>
    <style:style style:name="T40_1" style:family="text">
      <style:text-properties style:text-line-through-style="none" fo:font-style="normal" style:font-style-asian="normal" fo:font-weight="normal" style:font-weight-asian="normal"/>
    </style:style>
    <style:style style:name="P41" style:family="paragraph" style:parent-style-name="Normal"/>
    <style:style style:name="T41_1" style:family="text">
      <style:text-properties style:text-line-through-style="none" fo:font-style="normal" style:font-style-asian="normal" fo:font-weight="normal" style:font-weight-asian="normal"/>
    </style:style>
    <style:style style:name="P42" style:family="paragraph" style:parent-style-name="Normal"/>
    <style:style style:name="T42_1" style:family="text">
      <style:text-properties style:text-line-through-style="none" fo:font-style="normal" style:font-style-asian="normal" fo:font-weight="normal" style:font-weight-asian="normal"/>
    </style:style>
    <style:style style:name="P43" style:family="paragraph" style:parent-style-name="Heading_20_3"/>
    <style:style style:name="T43_1" style:family="text">
      <style:text-properties style:text-line-through-style="none" fo:font-style="normal" style:font-style-asian="normal" fo:font-weight="normal" style:font-weight-asian="normal"/>
    </style:style>
    <style:style style:name="P44" style:family="paragraph" style:parent-style-name="Normal"/>
    <style:style style:name="T44_1" style:family="text">
      <style:text-properties style:text-line-through-style="none" fo:font-style="normal" style:font-style-asian="normal" fo:font-weight="normal" style:font-weight-asian="normal"/>
    </style:style>
    <style:style style:name="P4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45_1" style:family="text">
      <style:text-properties style:text-line-through-style="none" fo:font-style="normal" style:font-style-asian="normal" fo:font-weight="normal" style:font-weight-asian="normal"/>
    </style:style>
    <style:style style:name="P4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46_1" style:family="text">
      <style:text-properties style:text-line-through-style="none" fo:font-style="normal" style:font-style-asian="normal" fo:font-weight="normal" style:font-weight-asian="normal"/>
    </style:style>
    <style:style style:name="P47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47_1" style:family="text">
      <style:text-properties style:text-line-through-style="none" fo:font-style="normal" style:font-style-asian="normal" fo:font-weight="normal" style:font-weight-asian="normal"/>
    </style:style>
    <style:style style:name="P48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48_1" style:family="text">
      <style:text-properties style:text-line-through-style="none" fo:font-style="normal" style:font-style-asian="normal" fo:font-weight="normal" style:font-weight-asian="normal"/>
    </style:style>
    <style:style style:name="P49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49_1" style:family="text">
      <style:text-properties style:text-line-through-style="none" fo:font-style="normal" style:font-style-asian="normal" fo:font-weight="normal" style:font-weight-asian="normal"/>
    </style:style>
    <style:style style:name="P50" style:family="paragraph" style:parent-style-name="Heading_20_3"/>
    <style:style style:name="T50_1" style:family="text">
      <style:text-properties style:text-line-through-style="none" fo:font-style="normal" style:font-style-asian="normal" fo:font-weight="normal" style:font-weight-asian="normal"/>
    </style:style>
    <style:style style:name="P51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1_1" style:family="text">
      <style:text-properties style:text-line-through-style="none" fo:font-style="normal" style:font-style-asian="normal" fo:font-weight="normal" style:font-weight-asian="normal"/>
    </style:style>
    <style:style style:name="P52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2_1" style:family="text">
      <style:text-properties style:text-line-through-style="none" fo:font-style="normal" style:font-style-asian="normal" fo:font-weight="normal" style:font-weight-asian="normal"/>
    </style:style>
    <style:style style:name="P53" style:family="paragraph" style:parent-style-name="Heading_20_3"/>
    <style:style style:name="T53_1" style:family="text">
      <style:text-properties style:text-line-through-style="none" fo:font-style="normal" style:font-style-asian="normal" fo:font-weight="normal" style:font-weight-asian="normal"/>
    </style:style>
    <style:style style:name="P54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4_1" style:family="text">
      <style:text-properties style:text-line-through-style="none" fo:font-style="normal" style:font-style-asian="normal" fo:font-weight="normal" style:font-weight-asian="normal"/>
    </style:style>
    <style:style style:name="P55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5_1" style:family="text">
      <style:text-properties style:text-line-through-style="none" fo:font-style="normal" style:font-style-asian="normal" fo:font-weight="normal" style:font-weight-asian="normal"/>
    </style:style>
    <style:style style:name="P56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6_1" style:family="text">
      <style:text-properties style:text-line-through-style="none" fo:font-style="normal" style:font-style-asian="normal" fo:font-weight="normal" style:font-weight-asian="normal"/>
    </style:style>
    <style:style style:name="P57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7_1" style:family="text">
      <style:text-properties style:text-line-through-style="none" fo:font-style="normal" style:font-style-asian="normal" fo:font-weight="normal" style:font-weight-asian="normal"/>
    </style:style>
    <style:style style:name="P58" style:family="paragraph" style:parent-style-name="Heading_20_3"/>
    <style:style style:name="T58_1" style:family="text">
      <style:text-properties style:text-line-through-style="none" fo:font-style="normal" style:font-style-asian="normal" fo:font-weight="normal" style:font-weight-asian="normal"/>
    </style:style>
    <style:style style:name="P59" style:family="paragraph" style:parent-style-name="Normal">
      <style:text-properties style:text-line-through-style="none" fo:font-style="normal" style:font-style-asian="normal" fo:font-weight="normal" style:font-weight-asian="normal"/>
    </style:style>
    <style:style style:name="T59_1" style:family="text">
      <style:text-properties style:text-line-through-style="none" fo:font-style="normal" style:font-style-asian="normal" fo:font-weight="normal" style:font-weight-asian="normal"/>
    </style:style>
  </office:automatic-styles>
  <office:body>
    <office:text>
      <text:p text:style-name="P1"><text:span text:style-name="T1_1">На<text:s/>этой<text:s/>странице<text:s/>я<text:s/>объясню,<text:s/>как<text:s/>писать<text:s/>комментарии<text:s/>JavaDoc<text:s/>для<text:s/>DelphiCodeToDoc<text:s/>в<text:s/>среде<text:s/>Delphi.<text:s/>Вы<text:s/>можете<text:s/>прочитать<text:s/>интересную<text:s/>статью<text:s/>от<text:s/>Sun:<text:s/>«Как<text:s/>написать<text:s/>комментарии<text:s/>к<text:s/>документации<text:s/>для<text:s/>инструмента<text:s/>Javadoc».</text:span></text:p>
      <text:p text:style-name="P2"><text:span text:style-name="T2_1">Ниже<text:s/>приведен<text:s/>лишь<text:s/>краткий<text:s/>обзор<text:s/>этого<text:s/>документа.<text:s/>Полный<text:s/>список<text:s/>тегов<text:s/>см.<text:s/>в<text:s/>конце<text:s/>данного<text:s/>документа.</text:span></text:p>
      <text:p text:style-name="P3"><text:span text:style-name="T3_1">Формат<text:s/>комментария<text:s/>к<text:s/>документации<text:line-break/>Комментарий<text:s/>к<text:s/>документации<text:s/>записывается<text:s/>на<text:s/>HTML<text:s/>и<text:s/>должен<text:s/>предшествовать<text:s/>объявлению<text:s/>класса,<text:s/>поля,<text:s/>конструктора<text:s/>или<text:s/>метода.<text:s/>Он<text:s/>состоит<text:s/>из<text:s/>двух<text:s/>частей<text:s/>–<text:s/>описания,<text:s/>за<text:s/>которым<text:s/>следуют<text:s/>блочные<text:s/>теги.<text:s/>В<text:s/>этом<text:s/>примере<text:s/>есть<text:s/>два<text:s/>блочных<text:s/>тега:<text:s/>@param<text:s/>и<text:s/>@see.</text:span></text:p>
      <text:p text:style-name="P4"><text:span text:style-name="T4_1">Пример</text:span></text:p>
      <text:p text:style-name="P5"><text:span text:style-name="T5_1">{*------------------------------------------------------------------------------<text:line-break/><text:s text:c="2"/>Настроить<text:s/>вывод<text:s/>сообщений<text:s/>для<text:s/>пользователя<text:s/>и<text:s/>отладку,<text:s/>чтобы<text:s/>информировать<text:s/>о<text:s/>статусе<text:line-break/><text:s text:c="2"/>Класс<text:s/>TDOCProject<text:s/>полностью<text:s/>отделён<text:s/>от<text:s/>внешнего<text:s/>пользовательского<text:s/>интерфейса.<text:line-break/><text:s text:c="2"/>Однако,<text:s/>чтобы<text:s/>сообщать<text:s/>о<text:s/>состоянии<text:s/>проекта,<text:s/>ему<text:s/>нужно<text:s/>знать,<text:s/>куда<text:s/>выводить<text:s/>информацию.<text:line-break/><text:s text:c="2"/>Это<text:s/>может<text:s/>быть<text:s/>визуальный<text:s/>элемент<text:s/>управления,<text:s/>файл<text:s/>или<text:s/>любой<text:s/>другой<text:s/>объект,<text:line-break/><text:s text:c="2"/>содержащий<text:s/>ссылку<text:s/>на<text:s/>TStrings<text:s/>для<text:s/>работы.<text:line-break/><text:line-break/><text:s text:c="2"/>@param<text:s/>dmUser<text:s/>Куда<text:s/>будут<text:s/>записываться<text:s/>сообщения<text:s/>для<text:s/>пользователя<text:line-break/><text:s text:c="2"/>@param<text:s/>dmDebug<text:s/>Куда<text:s/>будут<text:s/>записываться<text:s/>отладочные<text:s/>сообщения<text:line-break/><text:s text:c="2"/>@see<text:s text:c="3"/>WriteMessage<text:line-break/>-------------------------------------------------------------------------------*}<text:line-break/>procedure<text:s/>TDOCProject.SetDestinationMessages(const<text:s/>dmUser,<text:s/>dmDebug:<text:s/>TStrings);<text:line-break/>begin<text:line-break/><text:s text:c="2"/>FdmUserMessages<text:s/>:=<text:s/>dmUser;<text:line-break/><text:s text:c="2"/>FdmDebugMessages<text:s/>:=<text:s/>dmDebug;<text:line-break/>end;</text:span></text:p>
      <text:p text:style-name="P6"><text:span text:style-name="T6_1">Примечание<text:line-break/>*Результатирующий<text:s/>HTML-код<text:s/>после<text:s/>выполнения<text:s/>DelphiCodeToDoc<text:s/>показан<text:s/>ниже.<text:line-break/>*Каждая<text:s/>строка<text:s/>выше<text:s/>выровнена<text:s/>по<text:s/>коду<text:s/>под<text:s/>комментарием<text:s/>(блок<text:s/>begin/end).<text:line-break/></text:span><text:span text:style-name="T6_2">Первая<text:s/>строка<text:s/>содержит<text:s/>начальную<text:s/>метку<text:s/>комментария<text:s/>"{"<text:s/>вместе<text:s/>с<text:s/>префиксом<text:s/>JavaDoc<text:s/>'</text:span><text:span text:style-name="T6_3">'<text:s/>и<text:s/>украшением,<text:s/>которое<text:s/>является<text:s/>необязательным.<text:line-break/>*Напишите<text:s/>первое<text:s/>предложение<text:s/>как<text:s/>краткое<text:s/>резюме<text:s/>метода,<text:s/>так<text:s/>как<text:s/>DelphiCodeToDoc<text:s/>автоматически<text:s/>помещает<text:s/>его<text:s/>в<text:s/>таблицу<text:s/>сводки<text:s/>методов<text:s/>(и<text:s/>индекс).<text:line-break/>*Вставьте<text:s/>пустую<text:s/>строку<text:s/>между<text:s/>описанием<text:s/>и<text:s/>списком<text:s/>тегов,<text:s/>как<text:s/>показано.<text:line-break/>*Первая<text:s/>строка,<text:s/>начинающаяся<text:s/>с<text:s/>символа<text:s/>"@",<text:s/>завершает<text:s/>описание.<text:s/>В<text:s/>одном<text:s/>комментарии<text:s/>к<text:s/>документации<text:s/>может<text:s/>быть<text:s/>только<text:s/>один<text:s/>блок<text:s/>описания;<text:s/>вы<text:s/>не<text:s/>можете<text:s/>продолжить<text:s/>описание<text:s/>после<text:s/>блочных<text:s/>тегов.<text:line-break/>*Последняя<text:s/>строка<text:s/>содержит<text:s/>конечную<text:s/>метку<text:s/>комментария<text:s/>"}"<text:s/>без<text:s/>украшения.<text:line-break/>*Строки<text:s/>не<text:s/>переносятся,<text:s/>ограничивайте<text:s/>любые<text:s/>строки<text:s/>комментариев<text:s/>к<text:s/>документации<text:s/>до<text:s/>80<text:s/>символов.</text:span></text:p>
      <text:p text:style-name="P7"><text:span text:style-name="T7_1">Тег<text:s/>JavaDoc<text:s/>-<text:s/>Описание</text:span></text:p>
      <text:p text:style-name="P8"><text:span text:style-name="T8_1">Описание</text:span></text:p>
      <text:p text:style-name="P9"><text:span text:style-name="T9_1">*Первое<text:s/>предложение<text:s/>каждого<text:s/>комментария<text:s/>к<text:s/>документации<text:s/>должно<text:s/>быть<text:s/>предложением-саммари,<text:s/>содержащим<text:s/>лаконичное,<text:s/>но<text:s/>полное<text:s/>описание<text:s/>элемента<text:s/>API.<text:s/>Это<text:s/>означает<text:s/>первое<text:s/>предложение<text:s/>каждого<text:s/>описания<text:s/>члена,<text:s/>класса,<text:s/>интерфейса<text:s/>или<text:s/>пакета.<text:s/>Инструмент<text:s/>Javadoc<text:s/>копирует<text:s/>это<text:s/>первое<text:s/>предложение<text:s/>в<text:s/>соответствующую<text:s/>сводку<text:s/>членов,<text:s/>классов/интерфейсов<text:s/>или<text:s/>пакетов.<text:s/>Это<text:s/>делает<text:s/>важным<text:s/>написание<text:s/>четких<text:s/>и<text:s/>содержательных<text:s/>начальных<text:s/>предложений,<text:s/>которые<text:s/>могут<text:s/>стоять<text:s/>сами<text:s/>по<text:s/>себе.</text:span></text:p>
      <text:p text:style-name="P10"><text:span text:style-name="T10_1">*Остальная<text:s/>часть<text:s/>описания<text:s/>представляет<text:s/>собой<text:s/>пояснение<text:s/>и<text:s/>выходит<text:s/>за<text:s/>рамки<text:s/>саммари.<text:s/>Лучшие<text:s/>имена<text:s/>членов<text:s/>являются<text:s/>"самодокументирующимися",<text:s/>то<text:s/>есть<text:s/>они<text:s/>рассказывают<text:s/>вам<text:s/>в<text:s/>основном<text:s/>о<text:s/>том,<text:s/>что<text:s/>делает<text:s/>этот<text:s/>элемент.<text:s/>Если<text:s/>комментарий<text:s/>к<text:s/>документации<text:s/>просто<text:s/>повторяет<text:s/>имя<text:s/>члена<text:s/>в<text:s/>форме<text:s/>предложения,<text:s/>он<text:s/>не<text:s/>предоставляет<text:s/>дополнительной<text:s/>информации.<text:s/>Например,<text:s/>если<text:s/>описание<text:s/>метода<text:s/>использует<text:s/>только<text:s/>те<text:s/>слова,<text:s/>которые<text:s/>появляются<text:s/>в<text:s/>имени<text:s/>метода,<text:s/>тогда<text:s/>оно<text:s/>ничего<text:s/>не<text:s/>добавляет<text:s/>к<text:s/>тому,<text:s/>что<text:s/>можно<text:s/>было<text:s/>бы<text:s/>предположить.<text:s/>Идеальный<text:s/>комментарий<text:s/>идет<text:s/>дальше<text:s/>этих<text:s/>слов<text:s/>и<text:s/>всегда<text:s/>должен<text:s/>вознаграждать<text:s/>вас<text:s/>какой-то<text:s/>информацией,<text:s/>которая<text:s/>сразу<text:s/>не<text:s/>была<text:s/>очевидной<text:s/>из<text:s/>названия.</text:span></text:p>
      <text:p text:style-name="P11"><text:span text:style-name="T11_1">{*------------------------------------------------------------------------------<text:line-break/><text:s text:c="2"/>Обработка<text:s/>файлов<text:s/>BDF<text:line-break/><text:line-break/><text:s text:c="2"/>BDFfont<text:s/>-<text:s/>это<text:s/>библиотека<text:s/>для<text:s/>обработки<text:s/>шрифтов<text:s/>формата<text:s/>BDF<text:s/>(формата<text:s/>распределения<text:s/>битовых<text:s/>карт)<text:line-break/><text:s text:c="2"/>с<text:s/>использованием<text:s/>Delphi.<text:line-break/><text:s text:c="2"/>Эта<text:s/>библиотека<text:s/>устранит<text:s/>недостаток<text:s/>поддержки<text:s/>растровых<text:s/>шрифтов<text:s/>в<text:s/>MS-Windows.<text:line-break/><text:s text:c="2"/>Также<text:s/>доступна<text:s/>полная<text:s/>документация<text:s/>и<text:s/>несколько<text:s/>примеров.<text:line-break/><text:s text:c="2"/>Получите<text:s/>последнюю<text:s/>версию<text:s/>по<text:s/>адресу:<text:s/>http://sourceforge.net/projects/bdffont/<text:line-break/><text:s text:c="2"/>Авторские<text:s/>права<text:s/>TridenT<text:s/>2003<text:s/>года<text:s/>-<text:s/>Лицензия<text:s/>GNU<text:s/>GPL<text:line-break/><text:line-break/><text:s text:c="2"/>@Author<text:s/>TridenT<text:line-break/><text:s text:c="2"/>@Version<text:s/>2003/08/16<text:s/>TridenT<text:s/>v0.1<text:s/>Начальная<text:s/>версия<text:line-break/><text:s text:c="2"/>@Version<text:s/>2003/08/18<text:s/>TridenT<text:s/>v0.2<text:s/>Добавлена<text:s/>прозрачность<text:s/>и<text:s/>поддержка<text:s/>пробела<text:line-break/><text:s text:c="2"/>@Version<text:s/>2003/08/24<text:s/>TridenT<text:s/>v0.3<text:s/>Добавлено<text:s/>сообщение<text:s/>при<text:s/>загрузке<text:s/>шрифта<text:line-break/><text:s text:c="2"/>@Version<text:s/>2003/09/02<text:s/>TridenT<text:s/>v0.4<text:s/>Новый<text:s/>метод<text:s/>хранения<text:s/>(быстрый<text:s/>и<text:s/>компактный)<text:line-break/><text:s text:c="2"/>@Version<text:s/>2003/09/10<text:s/>TridenT<text:s/>v0.5<text:s/>Добавлена<text:s/>функция<text:s/>автоматического<text:s/>подбора<text:s/>размера<text:s/>текста<text:line-break/>-------------------------------------------------------------------------------}<text:line-break/>unit<text:s/>u_BDFfont;<text:line-break/>...</text:span></text:p>
      <text:p text:style-name="P12"><text:span text:style-name="T12_1">==========================================================================<text:line-break/>Тег<text:s/>JavaDoc<text:s/>-<text:s/>@Author</text:span></text:p>
      <text:p text:style-name="P13"><text:span text:style-name="T13_1">@Author<text:s/>имя-текст<text:line-break/>Добавляет<text:s/>запись<text:s/>"Автор"<text:s/>с<text:s/>указанным<text:s/>именем-текстом<text:s/>в<text:s/>сгенерированную<text:s/>документацию,<text:s/>когда<text:s/>используется<text:s/>опция<text:s/>-author.<text:s/>Комментарий<text:s/>к<text:s/>документации<text:s/>может<text:s/>содержать<text:s/>несколько<text:s/>тегов<text:s/>@author.<text:s/>Вы<text:s/>можете<text:s/>указать<text:s/>одно<text:s/>имя<text:s/>на<text:s/>каждый<text:s/>тег<text:s/>@author<text:s/>или<text:s/>несколько<text:s/>имен<text:s/>на<text:s/>один<text:s/>тег.<text:s/>Весь<text:s/>текст<text:s/>просто<text:s/>копируется<text:s/>в<text:s/>сгенерированный<text:s/>документ<text:s/>без<text:s/>анализа.<text:s/>Поэтому,<text:s/>если<text:s/>хотите,<text:s/>вы<text:s/>можете<text:s/>использовать<text:s/>несколько<text:s/>имен<text:s/>в<text:s/>одной<text:s/>строке,<text:s/>чтобы<text:s/>получить<text:s/>другой<text:s/>локализированный<text:s/>разделитель<text:s/>имен<text:s/>вместо<text:s/>запятой.</text:span></text:p>
      <text:p text:style-name="P14"><text:span text:style-name="T14_1">{*------------------------------------------------------------------------------<text:line-break/><text:s text:c="2"/>Базовый<text:s/>класс<text:s/>всех<text:s/>генераторов<text:line-break/><text:s text:c="2"/>Компонент<text:s/>генератора<text:s/>создает<text:s/>форматированный<text:s/>файл<text:s/>с<text:s/>данными<text:s/>из<text:line-break/><text:s text:c="2"/>экстрактора.<text:s/>Все<text:s/>генераторы<text:s/>будут<text:s/>наследоваться<text:s/>от<text:s/>TDOCGenerator,<text:line-break/><text:s text:c="2"/>описанного<text:s/>в<text:s/>данной<text:s/>единице.<text:line-break/><text:line-break/><text:s text:c="2"/>http://dephicodetodoc.sourceforge.net/<text:line-break/><text:s text:c="2"/>Авторские<text:s/>права<text:s/>TridenT<text:s/>2003<text:s/>года<text:s/>-<text:s/>Лицензия<text:s/>GNU<text:s/>GPL<text:line-break/><text:line-break/><text:s text:c="2"/>@Author<text:s/>TridenT<text:line-break/><text:s text:c="2"/>@Version<text:s/>2003/12/01<text:s/>TridenT<text:s/>v0.0<text:s/>Начальная<text:s/>версия<text:line-break/><text:s text:c="2"/>@Todo<text:s/>Добавить<text:s/>комментарии<text:s/>ToDo<text:s/>(опционально)<text:line-break/>-------------------------------------------------------------------------------}<text:line-break/>unit<text:s/>DocGen;<text:line-break/>...</text:span></text:p>
      <text:p text:style-name="P15"><text:span text:style-name="T15_1">==========================================================================<text:line-break/>Тег<text:s/>JavaDoc<text:s/>-<text:s/>@version</text:span></text:p>
      <text:p text:style-name="P16"><text:span text:style-name="T16_1">@version<text:s/>текст-версии<text:line-break/>Добавляет<text:s/>подзаголовок<text:s/>"Версия"<text:s/>с<text:s/>указанным<text:s/>текстом<text:s/>версии<text:s/>в<text:s/>сгенерированные<text:s/>документы,<text:s/>когда<text:s/>используется<text:s/>опция<text:s/>-version.<text:s/>Этот<text:s/>тег<text:s/>предназначен<text:s/>для<text:s/>хранения<text:s/>текущего<text:s/>номера<text:s/>версии<text:s/>программного<text:s/>обеспечения,<text:s/>частью<text:s/>которого<text:s/>является<text:s/>данный<text:s/>код<text:s/>(в<text:s/>отличие<text:s/>от<text:s/>@since,<text:s/>который<text:s/>хранит<text:s/>номер<text:s/>версии,<text:s/>начиная<text:s/>с<text:s/>которой<text:s/>был<text:s/>введен<text:s/>этот<text:s/>код).<text:s/>У<text:s/>текст-версии<text:s/>нет<text:s/>специальной<text:s/>внутренней<text:s/>структуры.<text:s/>Чтобы<text:s/>увидеть,<text:s/>где<text:s/>можно<text:s/>использовать<text:s/>тег<text:s/>версии,<text:s/>см.<text:s/>Где<text:s/>могут<text:s/>использоваться<text:s/>теги.<text:line-break/>Комментарий<text:s/>к<text:s/>документации<text:s/>может<text:s/>содержать<text:s/>несколько<text:s/>тегов<text:s/>@version.<text:s/>Если<text:s/>имеет<text:s/>смысл,<text:s/>вы<text:s/>можете<text:s/>указать<text:s/>один<text:s/>номер<text:s/>версии<text:s/>на<text:s/>каждый<text:s/>тег<text:s/>@version<text:s/>или<text:s/>несколько<text:s/>номеров<text:s/>версий<text:s/>на<text:s/>один<text:s/>тег.<text:s/>В<text:s/>первом<text:s/>случае<text:s/>инструмент<text:s/>Javadoc<text:s/>вставляет<text:s/>запятую<text:s/>(,)<text:s/>и<text:s/>пробел<text:s/>между<text:s/>именами.<text:s/>Во<text:s/>втором<text:s/>случае<text:s/>весь<text:s/>текст<text:s/>просто<text:s/>копируется<text:s/>в<text:s/>сгенерированный<text:s/>документ<text:s/>без<text:s/>анализа.<text:s/>Поэтому,<text:s/>если<text:s/>хотите,<text:s/>вы<text:s/>можете<text:s/>использовать<text:s/>несколько<text:s/>имен<text:s/>в<text:s/>одной<text:s/>строке,<text:s/>чтобы<text:s/>получить<text:s/>другой<text:s/>локализованный<text:s/>разделитель<text:s/>имен<text:s/>вместо<text:s/>запятой.</text:span></text:p>
      <text:p text:style-name="P17"><text:span text:style-name="T17_1">==========================================================================<text:line-break/>Тег<text:s/>JavaDoc<text:s/>-<text:s/>@param</text:span></text:p>
      <text:p text:style-name="P18"><text:span text:style-name="T18_1">@param<text:s/>имя-параметра<text:s/>описание<text:line-break/>Добавляет<text:s/>параметр<text:s/>в<text:s/>раздел<text:s/>"Параметры".<text:s/>Описание<text:s/>может<text:s/>продолжаться<text:s/>на<text:s/>следующей<text:s/>строке.<text:s/>Этот<text:s/>тег<text:s/>допустим<text:s/>только<text:s/>в<text:s/>комментарии<text:s/>к<text:s/>документации<text:s/>для<text:s/>метода<text:s/>или<text:s/>конструктора.<text:line-break/>За<text:s/>тегом<text:s/>@param<text:s/>следует<text:s/>имя<text:s/>(не<text:s/>тип<text:s/>данных)<text:s/>параметра,<text:s/>за<text:s/>которым<text:s/>следует<text:s/>описание<text:s/>параметра.<text:s/>По<text:s/>соглашению,<text:s/>первым<text:s/>существительным<text:s/>в<text:s/>описании<text:s/>является<text:s/>тип<text:s/>данных<text:s/>параметра.<text:s/>(Артикли<text:s/>вроде<text:s/>"a",<text:s/>"an"<text:s/>и<text:s/>"the"<text:s/>могут<text:s/>предшествовать<text:s/>существительному.)<text:s/>Исключение<text:s/>делается<text:s/>для<text:s/>примитивного<text:s/>типа<text:s/>int,<text:s/>где<text:s/>обычно<text:s/>опускается<text:s/>тип<text:s/>данных.<text:s/>Дополнительные<text:s/>пробелы<text:s/>могут<text:s/>быть<text:s/>вставлены<text:s/>между<text:s/>именем<text:s/>и<text:s/>описанием,<text:s/>чтобы<text:s/>описания<text:s/>выравнивались<text:s/>в<text:s/>блоке.<text:s/>Дефисы<text:s/>или<text:s/>другие<text:s/>знаки<text:s/>препинания<text:s/>не<text:s/>должны<text:s/>вставляться<text:s/>перед<text:s/>описанием,<text:s/>поскольку<text:s/>инструмент<text:s/>Javadoc<text:s/>вставляет<text:s/>одну<text:s/>черту.<text:line-break/>Имена<text:s/>параметров<text:s/>по<text:s/>соглашению<text:s/>записываются<text:s/>строчными<text:s/>буквами.<text:s/>Тип<text:s/>данных<text:s/>начинается<text:s/>со<text:s/>строчной<text:s/>буквы,<text:s/>чтобы<text:s/>обозначить<text:s/>объект,<text:s/>а<text:s/>не<text:s/>класс.<text:s/>Описание<text:s/>начинается<text:s/>со<text:s/>строчной<text:s/>буквы,<text:s/>если<text:s/>это<text:s/>фраза<text:s/>(не<text:s/>содержит<text:s/>глагола),<text:s/>или<text:s/>с<text:s/>заглавной<text:s/>буквы,<text:s/>если<text:s/>это<text:s/>предложение.<text:s/>Завершайте<text:s/>фразу<text:s/>точкой<text:s/>только<text:s/>в<text:s/>том<text:s/>случае,<text:s/>если<text:s/>за<text:s/>ней<text:s/>следует<text:s/>другая<text:s/>фраза<text:s/>или<text:s/>предложение.</text:span></text:p>
      <text:p text:style-name="P19"><text:span text:style-name="T19_1">{*------------------------------------------------------------------------------<text:line-break/><text:s text:c="2"/>Настроить<text:s/>вывод<text:s/>сообщений<text:s/>для<text:s/>пользователя<text:s/>и<text:s/>отладку,<text:s/>чтобы<text:s/>информировать<text:s/>о<text:s/>статусе<text:line-break/><text:s text:c="2"/>Класс<text:s/>TDOCProject<text:s/>полностью<text:s/>отделён<text:s/>от<text:s/>внешнего<text:s/>пользовательского<text:s/>интерфейса.<text:line-break/><text:s text:c="2"/>Однако,<text:s/>чтобы<text:s/>сообщать<text:s/>о<text:s/>состоянии<text:s/>проекта,<text:s/>ему<text:s/>нужно<text:s/>знать,<text:s/>куда<text:s/>выводить<text:s/>информацию.<text:line-break/><text:s text:c="2"/>Это<text:s/>может<text:s/>быть<text:s/>визуальный<text:s/>элемент<text:s/>управления,<text:s/>файл<text:s/>или<text:s/>любой<text:s/>другой<text:s/>объект,<text:line-break/><text:s text:c="2"/>содержащий<text:s/>ссылку<text:s/>на<text:s/>TStrings<text:s/>для<text:s/>работы.<text:line-break/><text:line-break/><text:s text:c="2"/>@param<text:s/>dmUser<text:s text:c="2"/>Куда<text:s/>будут<text:s/>записываться<text:s/>сообщения<text:s/>для<text:s/>пользователя<text:line-break/><text:s text:c="2"/>@param<text:s/>dmDebug<text:s/>Куда<text:s/>будут<text:s/>записываться<text:s/>отладочные<text:s/>сообщения<text:line-break/>-------------------------------------------------------------------------------}<text:line-break/>procedure<text:s/>TDOCProject.SetDestinationMessages(const<text:s/>dmUser,<text:s/>dmDebug:<text:s/>TStrings);</text:span></text:p>
      <text:p text:style-name="P20"><text:span text:style-name="T20_1">==========================================================================<text:line-break/>Тег<text:s/>JavaDoc<text:s/>-<text:s/>@return</text:span></text:p>
      <text:p text:style-name="P21"><text:span text:style-name="T21_1">@return<text:s/>описание<text:line-break/>Добавляет<text:s/>раздел<text:s/>"Возвращаемое<text:s/>значение"<text:s/>с<text:s/>текстом<text:s/>описания.<text:s/>Этот<text:s/>текст<text:s/>должен<text:s/>описывать<text:s/>возвращаемый<text:s/>тип<text:s/>и<text:s/>допустимый<text:s/>диапазон<text:s/>значений.<text:s/>Этот<text:s/>тег<text:s/>допустим<text:s/>только<text:s/>в<text:s/>комментарии<text:s/>к<text:s/>документации<text:s/>для<text:s/>метода.<text:line-break/>Не<text:s/>включайте<text:s/>@return<text:s/>для<text:s/>процедур<text:s/>и<text:s/>конструкторов;<text:s/>включайте<text:s/>его<text:s/>для<text:s/>всех<text:s/>остальных<text:s/>методов,<text:s/>даже<text:s/>если<text:s/>его<text:s/>содержимое<text:s/>полностью<text:s/>дублирует<text:s/>описание<text:s/>метода.<text:s/>Явная<text:s/>метка<text:s/>@return<text:s/>облегчает<text:s/>кому-либо<text:s/>быстрое<text:s/>нахождение<text:s/>значения<text:s/>возврата.<text:s/>Всякий<text:s/>раз,<text:s/>когда<text:s/>возможно,<text:s/>предоставляйте<text:s/>возвращаемые<text:s/>значения<text:s/>для<text:s/>особых<text:s/>случаев<text:s/>(например,<text:s/>указывая<text:s/>значение,<text:s/>возвращаемое<text:s/>при<text:s/>передаче<text:s/>аргумента<text:s/>вне<text:s/>диапазона).</text:span></text:p>
      <text:p text:style-name="P22"><text:span text:style-name="T22_1">{*------------------------------------------------------------------------------<text:line-break/><text:s text:c="2"/>Построение<text:s/>проекта<text:s/>путем<text:s/>создания<text:s/>выходных<text:s/>файлов<text:line-break/><text:s text:c="2"/>Проверяется<text:s/>готовность<text:s/>проекта<text:s/>к<text:s/>построению,<text:s/>затем<text:s/>вызывается<text:s/>генератор<text:line-break/><text:s text:c="2"/>методом<text:s/>execute.<text:line-break/><text:s text:c="2"/>Дополнительно<text:s/>состояние<text:s/>проекта<text:s/>устанавливается<text:s/>в<text:s/>psBuilt<text:s/>в<text:s/>случае<text:s/>успеха<text:line-break/><text:s text:c="2"/>@return<text:s/>TRUE,<text:s/>если<text:s/>успешно,<text:s/>иначе<text:s/>FALSE<text:line-break/>-------------------------------------------------------------------------------}<text:line-break/>function<text:s/>TDOCProject.Build:<text:s/>Boolean;<text:line-break/>...</text:span></text:p>
      <text:p text:style-name="P23"><text:span text:style-name="T23_1">==========================================================================<text:line-break/>Тег<text:s/>JavaDoc<text:s/>-<text:s/>@throws</text:span></text:p>
      <text:p text:style-name="P24"><text:span text:style-name="T24_1">@throws<text:s/>имя-класса<text:s/>описание<text:line-break/>Добавляет<text:s/>подзаголовок<text:s/>"Исключения"<text:s/>в<text:s/>сгенерированную<text:s/>документацию<text:s/>с<text:s/>именем<text:s/>класса<text:s/>и<text:s/>текстом<text:s/>описания.<text:s/>Имя<text:s/>класса<text:s/>—<text:s/>это<text:s/>название<text:s/>исключения,<text:s/>которое<text:s/>может<text:s/>быть<text:s/>выброшено<text:s/>методом.<text:s/>Этот<text:s/>тег<text:s/>допустим<text:s/>только<text:s/>в<text:s/>комментарии<text:s/>к<text:s/>документации<text:s/>для<text:s/>метода<text:s/>или<text:s/>конструктора.<text:s/>Если<text:s/>этот<text:s/>класс<text:s/>не<text:s/>полностью<text:s/>указан,<text:s/>инструмент<text:s/>Javadoc<text:s/>использует<text:s/>порядок<text:s/>поиска<text:s/>для<text:s/>поиска<text:s/>этого<text:s/>класса.<text:s/>В<text:s/>одном<text:s/>комментарии<text:s/>к<text:s/>документации<text:s/>можно<text:s/>использовать<text:s/>несколько<text:s/>тегов<text:s/>@throws<text:s/>для<text:s/>одного<text:s/>и<text:s/>того<text:s/>же<text:s/>или<text:s/>разных<text:s/>исключений.<text:line-break/>Не<text:s/>функционально:<text:s/>Чтобы<text:s/>убедиться,<text:s/>что<text:s/>все<text:s/>проверяемые<text:s/>исключения<text:s/>задокументированы,<text:s/>если<text:s/>тег<text:s/>@throws<text:s/>не<text:s/>существует<text:s/>для<text:s/>исключения<text:s/>в<text:s/>предложении<text:s/>throws,<text:s/>инструмент<text:s/>Javadoc<text:s/>автоматически<text:s/>добавляет<text:s/>это<text:s/>исключение<text:s/>в<text:s/>выходной<text:s/>HTML-файл<text:s/>(без<text:s/>описания),<text:s/>как<text:s/>если<text:s/>бы<text:s/>оно<text:s/>было<text:s/>задокументировано<text:s/>с<text:s/>помощью<text:s/>тега<text:s/>@throws.<text:line-break/>Документация<text:s/>@throws<text:s/>копируется<text:s/>из<text:s/>переопределенного<text:s/>метода<text:s/>в<text:s/>подкласс<text:s/>только<text:s/>тогда,<text:s/>когда<text:s/>исключение<text:s/>явно<text:s/>объявлено<text:s/>в<text:s/>переопределенном<text:s/>методе.<text:s/>То<text:s/>же<text:s/>самое<text:s/>относится<text:s/>и<text:s/>к<text:s/>копированию<text:s/>из<text:s/>метода<text:s/>интерфейса<text:s/>в<text:s/>реализующий<text:s/>метод.</text:span></text:p>
      <text:p text:style-name="P25"><text:span text:style-name="T25_1">{*---------------<text:line-break/>Тест<text:s/>процедуры<text:s/>класса!<text:line-break/>@throws<text:s/>IExcept<text:s/>Неполная<text:s/>строка!!!<text:line-break/>---------------*}<text:line-break/>procedure<text:s/>TNewClass.ClassProc;<text:line-break/>begin<text:line-break/><text:s text:c="2"/>...<text:line-break/><text:s text:c="2"/>raise<text:s/>Exception.Create('Неполная<text:s/>строка:<text:s/>');<text:line-break/>end;</text:span></text:p>
      <text:p text:style-name="P26"><text:span text:style-name="T26_1">==========================================================================<text:line-break/>Тег<text:s/>JavaDoc<text:s/>-<text:s/>@todo</text:span></text:p>
      <text:p text:style-name="P27"><text:span text:style-name="T27_1">@todo<text:s/>текст<text:line-break/>Добавляет<text:s/>подзаголовок<text:s/>"Задачи"<text:s/>с<text:s/>указанным<text:s/>текстом<text:s/>в<text:s/>сгенерированную<text:s/>документацию.<text:s/>Используйте<text:s/>этот<text:s/>тег<text:s/>таким<text:s/>же<text:s/>образом,<text:s/>как<text:s/>функцию<text:s/>TODO<text:s/>в<text:s/>Delphi.</text:span></text:p>
      <text:p text:style-name="P28"><text:span text:style-name="T28_1">{*------------------------------------------------------------------------------<text:line-break/><text:s text:c="2"/>Обработка<text:s/>файлов<text:s/>BDF<text:line-break/><text:line-break/><text:s text:c="2"/>BDFfont<text:s/>-<text:s/>это<text:s/>библиотека<text:s/>для<text:s/>обработки<text:s/>шрифтов<text:s/>формата<text:s/>BDF<text:s/>(формата<text:s/>распределения<text:s/>битовых<text:s/>карт)<text:line-break/><text:s text:c="2"/>с<text:s/>использованием<text:s/>Delphi.<text:line-break/><text:s text:c="2"/>Эта<text:s/>библиотека<text:s/>устранит<text:s/>недостаток<text:s/>поддержки<text:s/>растровых<text:s/>шрифтов<text:s/>в<text:s/>MS-Windows.<text:line-break/><text:s text:c="2"/>Также<text:s/>доступна<text:s/>полная<text:s/>документация<text:s/>и<text:s/>несколько<text:s/>примеров.<text:line-break/><text:s text:c="2"/>Получите<text:s/>последнюю<text:s/>версию<text:s/>по<text:s/>адресу:<text:s/>http://sourceforge.net/projects/bdffont/<text:line-break/><text:s text:c="2"/>Авторские<text:s/>права<text:s/>TridenT<text:s/>2003<text:s/>года<text:s/>-<text:s/>Лицензия<text:s/>GNU<text:s/>GPL<text:line-break/><text:line-break/><text:s text:c="2"/>@Author<text:s text:c="2"/>TridenT<text:line-break/><text:s text:c="2"/>@Todo<text:s text:c="4"/>Обработать<text:s/>исключение<text:s/>при<text:s/>ошибке<text:s/>доступа<text:s/>к<text:s/>файлу<text:line-break/>-------------------------------------------------------------------------------}<text:line-break/>unit<text:s/>u_BDFfont;<text:line-break/>...</text:span></text:p>
      <text:p text:style-name="P29"><text:span text:style-name="T29_1">==========================================================================<text:line-break/>Тег<text:s/>JavaDoc<text:s/>-<text:s/>@comment</text:span></text:p>
      <text:p text:style-name="P30"><text:span text:style-name="T30_1">Есть<text:s/>два<text:s/>способа<text:s/>работы<text:s/>с<text:s/>этим<text:s/>новым<text:s/>тегом:<text:s/>в<text:s/>виде<text:s/>блочного<text:s/>комментария<text:s/>с<text:s/>тегом<text:s/>@comment<text:s/>или<text:s/>в<text:s/>виде<text:s/>встроенного<text:s/>расширенного<text:s/>комментария<text:s/>внутри<text:s/>метода<text:s/>или<text:s/>функции.</text:span></text:p>
      <text:p text:style-name="P31"><text:span text:style-name="T31_1">Блочный<text:s/>комментарий</text:span></text:p>
      <text:p text:style-name="P32"><text:span text:style-name="T32_1">@comment<text:s/>текст<text:line-break/>Добавляет<text:s/>подзаголовок<text:s/>"Дополнительный<text:s/>комментарий"<text:s/>с<text:s/>указанным<text:s/>текстом<text:s/>в<text:s/>сгенерированную<text:s/>документацию.<text:s/>Используйте<text:s/>этот<text:s/>тег<text:s/>для<text:s/>добавления<text:s/>другой<text:s/>информации<text:s/>к<text:s/>модулю,<text:s/>классу,<text:s/>методу<text:s/>или<text:s/>функции.</text:span></text:p>
      <text:p text:style-name="P33"><text:span text:style-name="T33_1">{*------------------------------------------------------------------------------<text:line-break/><text:s text:c="2"/>Обработка<text:s/>файлов<text:s/>BDF<text:line-break/><text:line-break/><text:s text:c="2"/>BDFfont<text:s/>-<text:s/>это<text:s/>библиотека<text:s/>для<text:s/>обработки<text:s/>шрифтов<text:s/>формата<text:s/>BDF<text:s/>(формата<text:s/>распределения<text:s/>битовых<text:s/>карт)<text:line-break/><text:s text:c="2"/>с<text:s/>использованием<text:s/>Delphi.<text:line-break/><text:s text:c="2"/>Эта<text:s/>библиотека<text:s/>устранит<text:s/>недостаток<text:s/>поддержки<text:s/>растровых<text:s/>шрифтов<text:s/>в<text:s/>MS-Windows.<text:line-break/><text:s text:c="2"/>Также<text:s/>доступна<text:s/>полная<text:s/>документация<text:s/>и<text:s/>несколько<text:s/>примеров.<text:line-break/><text:s text:c="2"/>Получите<text:s/>последнюю<text:s/>версию<text:s/>по<text:s/>адресу:<text:s/>http://sourceforge.net/projects/bdffont/<text:line-break/><text:s text:c="2"/>Авторские<text:s/>права<text:s/>TridenT<text:s/>2003<text:s/>года<text:s/>-<text:s/>Лицензия<text:s/>GNU<text:s/>GPL<text:line-break/><text:line-break/><text:s text:c="2"/>@Author<text:s text:c="2"/>TridenT<text:line-break/><text:s text:c="2"/>@Comment<text:s/>Обработайте<text:s/>исключение<text:s/>при<text:s/>ошибке<text:s/>доступа<text:s/>к<text:s/>файлу<text:line-break/>-------------------------------------------------------------------------------}<text:line-break/>unit<text:s/>u_BDFfont;<text:line-break/>...</text:span></text:p>
      <text:p text:style-name="P34"><text:span text:style-name="T34_1">Встроенный<text:s/>расширенный<text:s/>комментарий</text:span></text:p>
      <text:p text:style-name="P35"><text:span text:style-name="T35_1">Добавляет<text:s/>подзаголовок<text:s/>"Дополнительный<text:s/>комментарий"<text:s/>с<text:s/>указанным<text:s/>текстом<text:s/>в<text:s/>сгенерированную<text:s/>документацию.<text:s/>Используйте<text:s/>встроенный<text:s/>тег<text:s/>аналогично<text:s/>тегу<text:s/>описания,<text:s/>но<text:s/>внутри<text:s/>метода<text:s/>или<text:s/>функции.<text:s/>Стандартный<text:s/>синтаксис<text:s/>—<text:s/>двойная<text:s/>косая<text:s/>черта<text:s/>плюс<text:s/>префикс<text:s/>JavaDoc<text:s/>для<text:s/>встроенных<text:s/>элементов.<text:line-break/>Этот<text:s/>синтаксис<text:s/>полезен<text:s/>для<text:s/>добавления<text:s/>алгоритма<text:s/>метода<text:s/>в<text:s/>код<text:s/>и<text:s/>в<text:s/>документацию.</text:span></text:p>
      <text:p text:style-name="P36"><text:span text:style-name="T36_1">{*---------------------<text:line-break/><text:s text:c="2"/>Тест<text:s/>процедуры<text:s/>класса!<text:line-break/>---------------------*}<text:line-break/>procedure<text:s/>TNewClass.ClassProc;<text:line-break/>begin<text:line-break/><text:s text:c="2"/>///<text:s/>Это<text:s/>расширенное<text:s/>описание<text:line-break/><text:s text:c="2"/>if<text:s/>((Attr<text:s/>and<text:s/>FileInfo.Attr)<text:s/>&lt;&gt;<text:s/>0)<text:s/>and<text:s/>SameText(ExtractFileExt(FileInfo.Name),<text:line-break/><text:s text:c="3"/>PAS_FILE_EXT)<text:s/>then<text:line-break/><text:s text:c="2"/>///<text:s/>И<text:s/>другое<text:s/>описание<text:line-break/><text:s text:c="2"/>Inc(i);<text:line-break/>end;</text:span></text:p>
      <text:p text:style-name="P37"><text:span text:style-name="T37_1">==========================================================================</text:span></text:p>
      <text:h text:style-name="P38" text:outline-level="3"><text:span text:style-name="T38_1">ANN:<text:s/>Выпущена<text:s/>версия<text:s/>DelphiCodeToDoc<text:s/>v0.23beta<text:s/>-<text:s/>Бесплатная<text:s/>система<text:s/>документации<text:s/>для<text:s/>Delphi</text:span></text:h>
      <text:p text:style-name="P39"><text:span text:style-name="T39_1">Выпущена<text:s/>последняя<text:s/>версия<text:s/>DelphiCodeToDoc<text:s/>(v0.23b),<text:s/>которую<text:s/>можно<text:s/>скачать<text:s/>здесь:</text:span></text:p>
      <text:p text:style-name="P40"><text:span text:style-name="T40_1">http://downloads.sourceforge.net/dephicodetodoc/DelphiCodeToDoc_exe_v0.23b.zip</text:span></text:p>
      <text:p text:style-name="P41"><text:span text:style-name="T41_1">DelphiCodeToDoc<text:s/>-<text:s/>это<text:s/>бесплатная<text:s/>система<text:s/>документации<text:s/>для<text:s/>Delphi,<text:s/>выпущенная<text:s/>под<text:s/>лицензией<text:s/>GNU<text:s/>General<text:s/>Public<text:s/>License.<text:s/>Она<text:s/>использует<text:s/>информацию<text:s/>о<text:s/>символах<text:s/>исходного<text:s/>кода<text:s/>и<text:s/>отформатированных<text:s/>комментариях<text:s/>в<text:s/>файлах<text:s/>для<text:s/>создания<text:s/>точной<text:s/>документации<text:s/>вашего<text:s/>приложения<text:s/>и<text:s/>компонентов.<text:s/>Теперь<text:s/>поддерживается<text:s/>синтаксис<text:s/>JavaDoc.</text:span></text:p>
      <text:p text:style-name="P42"><text:span text:style-name="T42_1">http://dephicodetodoc.sourceforge.net</text:span></text:p>
      <text:h text:style-name="P43" text:outline-level="3"><text:span text:style-name="T43_1">Что<text:s/>изменилось<text:s/>в<text:s/>последней<text:s/>версии?</text:span></text:h>
      <text:p text:style-name="P44"><text:span text:style-name="T44_1">В<text:s/>последней<text:s/>версии<text:s/>v0.23beta<text:s/>внесены<text:s/>следующие<text:s/>изменения:</text:span></text:p>
      <text:list text:style-name="LS1" xml:id="list0">
        <text:list-item>
          <text:p text:style-name="P45"><text:span text:style-name="T45_1">Исправлена<text:s/>ошибка<text:s/>парсера<text:s/>с<text:s/>пустым<text:s/>описанием<text:s/>@param<text:s/>(Tracker<text:s/>2781298)</text:span></text:p>
        </text:list-item>
        <text:list-item>
          <text:p text:style-name="P46"><text:span text:style-name="T46_1">Исправлена<text:s/>проблема<text:s/>с<text:s/>некоторыми<text:s/>непарсируемыми<text:s/>файлами<text:s/>из-за<text:s/>специфического<text:s/>атрибута<text:s/>NTFS<text:s/>(Tracker<text:s/>2523851)</text:span></text:p>
        </text:list-item>
        <text:list-item>
          <text:p text:style-name="P47"><text:span text:style-name="T47_1">Добавлена<text:s/>возможность<text:s/>исключить<text:s/>ресурсные<text:s/>строки<text:s/>(Tracker<text:s/>2736801,<text:s/>1106583)</text:span></text:p>
        </text:list-item>
        <text:list-item>
          <text:p text:style-name="P48"><text:span text:style-name="T48_1">Исправлен<text:s/>баг,<text:s/>связанный<text:s/>с<text:s/>тем,<text:s/>что<text:s/>качество<text:s/>тегов<text:s/>не<text:s/>соответствует<text:s/>категории<text:s/>фильтрации<text:s/>вывода<text:s/>(Tracker<text:s/>1855474)</text:span></text:p>
        </text:list-item>
        <text:list-item>
          <text:p text:style-name="P49"><text:span text:style-name="T49_1">Добавлен<text:s/>генератор<text:s/>PDF</text:span></text:p>
        </text:list-item>
      </text:list>
      <text:h text:style-name="P50" text:outline-level="3"><text:span text:style-name="T50_1">Известные<text:s/>ошибки<text:s/>программы</text:span></text:h>
      <text:list text:style-name="LS1" xml:id="list5">
        <text:list-item>
          <text:p text:style-name="P51"><text:span text:style-name="T51_1">Некоторые<text:s/>сообщения<text:s/>не<text:s/>переведены.</text:span></text:p>
        </text:list-item>
        <text:list-item>
          <text:p text:style-name="P52"><text:span text:style-name="T52_1">Классы<text:s/>различают<text:s/>поля<text:s/>и<text:s/>переменные,<text:s/>которые<text:s/>должны<text:s/>быть<text:s/>объединены.</text:span></text:p>
        </text:list-item>
      </text:list>
      <text:h text:style-name="P53" text:outline-level="3"><text:span text:style-name="T53_1">Известные<text:s/>ограничения<text:s/>программы</text:span></text:h>
      <text:list text:style-name="LS1" xml:id="list7">
        <text:list-item>
          <text:p text:style-name="P54"><text:span text:style-name="T54_1">Переменные<text:s/>класса<text:s/>могут<text:s/>комментироваться<text:s/>только<text:s/>встроенным<text:s/>комментарием<text:s/>непосредственно<text:s/>после<text:s/>объявления.</text:span></text:p>
        </text:list-item>
        <text:list-item>
          <text:p text:style-name="P55"><text:span text:style-name="T55_1">Поддерживается<text:s/>только<text:s/>английский<text:s/>язык<text:s/>для<text:s/>генерируемой<text:s/>документации.</text:span></text:p>
        </text:list-item>
        <text:list-item>
          <text:p text:style-name="P56"><text:span text:style-name="T56_1">Тег<text:s/>@see<text:s/>еще<text:s/>не<text:s/>реализован.</text:span></text:p>
        </text:list-item>
        <text:list-item>
          <text:p text:style-name="P57"><text:span text:style-name="T57_1">При<text:s/>открытом<text:s/>проекте<text:s/>изменение<text:s/>языка<text:s/>не<text:s/>работает<text:s/>для<text:s/>страницы<text:s/>конфигурации.</text:span></text:p>
        </text:list-item>
      </text:list>
      <text:h text:style-name="P58" text:outline-level="3"><text:span text:style-name="T58_1">Что<text:s/>будет<text:s/>включено<text:s/>или<text:s/>изменено<text:s/>в<text:s/>будущих<text:s/>версиях?</text:span></text:h>
      <text:list text:style-name="LS1" xml:id="list11">
        <text:list-item>
          <text:p text:style-name="P59"><text:span text:style-name="T59_1">Исправление<text:s/>критических<text:s/>и<text:s/>серьезных<text:s/>ошибок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Calibri" fo:font-size="11pt" style:font-name-asian="Calibri" style:font-size-asian="11pt" style:font-name-complex="Calibri" style:font-size-complex="11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margin-bottom="0.282cm" fo:orphans="2" fo:widows="2"/>
      <style:text-properties fo:font-size="11pt" style:font-size-asian="11pt" style:font-size-complex="11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 style:letter-kerning="true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Default_20_Paragraph_20_Font" style:display-name="Default Paragraph Font" style:family="text"/>
    <style:style style:name="FencedCode.pascal" style:family="paragraph">
      <style:paragraph-properties fo:background-color="#e2e2e2" fo:margin-bottom="0.282cm"/>
      <style:text-properties style:font-name="Consolas" fo:font-size="10pt" style:font-name-asian="Consolas" style:font-size-asian="10pt" style:font-name-complex="Consolas" style:font-size-complex="10pt"/>
    </style:style>
    <style:style style:name="SetextHeading1" style:family="paragraph" style:parent-style-name="Heading_20_1"/>
    <style:style style:name="List1Level0" style:family="text">
      <style:text-properties style:font-name="Courier New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*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5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